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w Cen MT" svg:font-family="'Tw Cen MT'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5.83cm" fo:min-width="5.2cm"/>
    </style:style>
    <style:style style:name="gr2" style:family="graphic" style:parent-style-name="standard">
      <style:graphic-properties draw:stroke="none" draw:fill="none" fo:min-height="1.381cm"/>
      <style:paragraph-properties style:writing-mode="lr-tb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7cm" fo:min-width="0.861cm"/>
      <style:paragraph-properties style:writing-mode="lr-tb"/>
    </style:style>
    <style:style style:name="gr5" style:family="graphic" style:parent-style-name="standard">
      <style:graphic-properties svg:stroke-color="#464749" draw:fill="solid" draw:fill-color="#d1d3d4" draw:textarea-horizontal-align="justify" draw:textarea-vertical-align="middle" draw:auto-grow-height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7cm" fo:min-width="1.484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7cm" fo:min-width="3.00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7cm" fo:min-width="1.094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7cm" fo:min-width="2.381cm"/>
      <style:paragraph-properties style:writing-mode="lr-tb"/>
    </style:style>
    <style:style style:name="gr10" style:family="graphic" style:parent-style-name="standard">
      <style:graphic-properties svg:stroke-color="#464749" draw:fill="solid" draw:fill-color="#d1d3d4" draw:textarea-horizontal-align="justify" draw:textarea-vertical-align="middle" draw:auto-grow-height="false" fo:min-height="0.549cm" fo:min-width="0.3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7cm" fo:min-width="1.022cm"/>
      <style:paragraph-properties style:writing-mode="lr-tb"/>
    </style:style>
    <style:style style:name="gr12" style:family="graphic" style:parent-style-name="standard">
      <style:graphic-properties svg:stroke-color="#464749" draw:fill="solid" draw:fill-color="#d1d3d4" draw:textarea-horizontal-align="justify" draw:textarea-vertical-align="middle" draw:auto-grow-height="false" fo:min-height="1.45cm" fo:min-width="0.3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7cm" fo:min-width="0.2cm"/>
      <style:paragraph-properties style:writing-mode="lr-tb"/>
    </style:style>
    <style:style style:name="P1" style:family="paragraph">
      <loext:graphic-properties draw:fill="solid" draw:fill-color="#ffffff"/>
      <style:paragraph-properties fo:text-align="center"/>
      <style:text-properties style:font-name="Tw Cen MT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style:font-name="Tw Cen MT" fo:font-size="12pt" style:font-size-asian="12pt" style:font-size-complex="12pt"/>
    </style:style>
    <style:style style:name="P5" style:family="paragraph">
      <loext:graphic-properties draw:fill="solid" draw:fill-color="#d1d3d4"/>
      <style:paragraph-properties fo:text-align="center"/>
      <style:text-properties style:font-name="Tw Cen MT" fo:font-size="8pt" style:font-size-asian="8pt" style:font-size-complex="8pt"/>
    </style:style>
    <style:style style:name="T1" style:family="text">
      <style:text-properties style:font-name="Tw Cen MT"/>
    </style:style>
    <style:style style:name="T2" style:family="text">
      <style:text-properties style:font-name="Tw Cen MT" fo:font-size="12pt" style:font-size-asian="12pt" style:font-size-complex="12pt"/>
    </style:style>
    <style:style style:name="T3" style:family="text">
      <style:text-properties style:font-name="Tw Cen MT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7cm" svg:height="6.08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2.4cm" svg:height="1.631cm" svg:x="0.2cm" svg:y="0.169cm">
          <draw:text-box>
            <text:p text:style-name="P2"><text:span text:style-name="T1">xCORE </text:span></text:p>
            <text:p text:style-name="P2"><text:span text:style-name="T1">device</text:span></text:p>
          </draw:text-box>
        </draw:frame>
        <draw:line draw:style-name="gr3" draw:text-style-name="P3" draw:layer="layout" svg:x1="5.4cm" svg:y1="0.817cm" svg:x2="8.8cm" svg:y2="0.817cm">
          <text:p/>
        </draw:line>
        <draw:frame draw:style-name="gr4" draw:text-style-name="P4" draw:layer="layout" svg:width="1.361cm" svg:height="0.717cm" svg:x="7.739cm" svg:y="0.2cm">
          <draw:text-box>
            <text:p><text:span text:style-name="T2">BCLK</text:span></text:p>
          </draw:text-box>
        </draw:frame>
        <draw:custom-shape draw:style-name="gr5" draw:text-style-name="P5" draw:layer="layout" svg:width="0.8cm" svg:height="0.799cm" svg:x="4.6cm" svg:y="0.418cm">
          <text:p text:style-name="P2"><text:span text:style-name="T3">1 bit</text:span></text:p>
          <text:p text:style-name="P2"><text:span text:style-name="T3">port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5.4cm" svg:y1="1.717cm" svg:x2="8.8cm" svg:y2="1.717cm">
          <text:p/>
        </draw:line>
        <draw:frame draw:style-name="gr6" draw:text-style-name="P4" draw:layer="layout" svg:width="1.984cm" svg:height="0.717cm" svg:x="7.739cm" svg:y="1.1cm">
          <draw:text-box>
            <text:p><text:span text:style-name="T2">DOUT[0]</text:span></text:p>
          </draw:text-box>
        </draw:frame>
        <draw:custom-shape draw:style-name="gr5" draw:text-style-name="P5" draw:layer="layout" svg:width="0.8cm" svg:height="0.799cm" svg:x="4.6cm" svg:y="1.318cm">
          <text:p text:style-name="P2"><text:span text:style-name="T3">1 bit</text:span></text:p>
          <text:p text:style-name="P2"><text:span text:style-name="T3">port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5.4cm" svg:y1="2.617cm" svg:x2="8.8cm" svg:y2="2.617cm">
          <text:p/>
        </draw:line>
        <draw:frame draw:style-name="gr7" draw:text-style-name="P4" draw:layer="layout" svg:width="3.503cm" svg:height="0.717cm" svg:x="7.739cm" svg:y="2cm">
          <draw:text-box>
            <text:p><text:span text:style-name="T2">DOUT[num_out-1]</text:span></text:p>
          </draw:text-box>
        </draw:frame>
        <draw:custom-shape draw:style-name="gr5" draw:text-style-name="P5" draw:layer="layout" svg:width="0.8cm" svg:height="0.799cm" svg:x="4.6cm" svg:y="2.218cm">
          <text:p text:style-name="P2"><text:span text:style-name="T3">1 bit</text:span></text:p>
          <text:p text:style-name="P2"><text:span text:style-name="T3">port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5.4cm" svg:y1="3.517cm" svg:x2="8.8cm" svg:y2="3.517cm">
          <text:p/>
        </draw:line>
        <draw:frame draw:style-name="gr8" draw:text-style-name="P4" draw:layer="layout" svg:width="1.594cm" svg:height="0.717cm" svg:x="7.739cm" svg:y="2.9cm">
          <draw:text-box>
            <text:p><text:span text:style-name="T2">DIN[0]</text:span></text:p>
          </draw:text-box>
        </draw:frame>
        <draw:custom-shape draw:style-name="gr5" draw:text-style-name="P5" draw:layer="layout" svg:width="0.8cm" svg:height="0.799cm" svg:x="4.6cm" svg:y="3.118cm">
          <text:p text:style-name="P2"><text:span text:style-name="T3">1 bit</text:span></text:p>
          <text:p text:style-name="P2"><text:span text:style-name="T3">port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5.4cm" svg:y1="4.417cm" svg:x2="8.8cm" svg:y2="4.417cm">
          <text:p/>
        </draw:line>
        <draw:frame draw:style-name="gr9" draw:text-style-name="P4" draw:layer="layout" svg:width="2.881cm" svg:height="0.717cm" svg:x="7.739cm" svg:y="3.8cm">
          <draw:text-box>
            <text:p><text:span text:style-name="T2">DIN[num_in-1]</text:span></text:p>
          </draw:text-box>
        </draw:frame>
        <draw:custom-shape draw:style-name="gr10" draw:text-style-name="P5" draw:layer="layout" svg:width="0.8cm" svg:height="0.799cm" svg:x="4.6cm" svg:y="4.018cm">
          <text:p text:style-name="P2"><text:span text:style-name="T3">1 bit</text:span></text:p>
          <text:p text:style-name="P2"><text:span text:style-name="T3">port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5.4cm" svg:y1="5.317cm" svg:x2="8.8cm" svg:y2="5.317cm">
          <text:p/>
        </draw:line>
        <draw:frame draw:style-name="gr11" draw:text-style-name="P4" draw:layer="layout" svg:width="1.522cm" svg:height="0.717cm" svg:x="7.739cm" svg:y="4.7cm">
          <draw:text-box>
            <text:p><text:span text:style-name="T2">LRCLK</text:span></text:p>
          </draw:text-box>
        </draw:frame>
        <draw:custom-shape draw:style-name="gr10" draw:text-style-name="P5" draw:layer="layout" svg:width="0.8cm" svg:height="0.799cm" svg:x="4.6cm" svg:y="4.918cm">
          <text:p text:style-name="P2"><text:span text:style-name="T3">1 bit</text:span></text:p>
          <text:p text:style-name="P2"><text:span text:style-name="T3">port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361cm" svg:height="0.717cm" svg:x="8.6cm" svg:y="1.417cm">
          <draw:text-box>
            <text:p><text:span text:style-name="T2">...</text:span></text:p>
          </draw:text-box>
        </draw:frame>
        <draw:frame draw:style-name="gr4" draw:text-style-name="P4" draw:layer="layout" svg:width="1.361cm" svg:height="0.717cm" svg:x="8.6cm" svg:y="3.217cm">
          <draw:text-box>
            <text:p><text:span text:style-name="T2">...</text:span></text:p>
          </draw:text-box>
        </draw:frame>
        <draw:custom-shape draw:style-name="gr12" draw:text-style-name="P5" draw:layer="layout" svg:width="0.8cm" svg:height="1.7cm" svg:x="2.9cm" svg:y="1.317cm">
          <text:p text:style-name="P2"><text:span text:style-name="T3">4 bit</text:span></text:p>
          <text:p text:style-name="P2"><text:span text:style-name="T3">port</text:span></text:p>
          <draw:enhanced-geometry svg:viewBox="0 0 21600 21600" draw:type="rectangle" draw:enhanced-path="M 0 0 L 21600 0 21600 21600 0 21600 0 0 Z N"/>
        </draw:custom-shape>
        <draw:frame draw:style-name="gr13" draw:text-style-name="P4" draw:layer="layout" svg:width="0.853cm" svg:height="0.717cm" svg:x="3.747cm" svg:y="1.8cm">
          <draw:text-box>
            <text:p><text:span text:style-name="T2">or</text:span></text:p>
          </draw:text-box>
        </draw:frame>
        <draw:line draw:style-name="gr3" draw:text-style-name="P3" draw:layer="layout" svg:x1="4.6cm" svg:y1="1.717cm" svg:x2="3.7cm" svg:y2="1.717cm">
          <text:p/>
        </draw:line>
        <draw:line draw:style-name="gr3" draw:text-style-name="P3" draw:layer="layout" svg:x1="4.6cm" svg:y1="2.617cm" svg:x2="3.7cm" svg:y2="2.617cm">
          <text:p/>
        </draw:line>
        <draw:custom-shape draw:style-name="gr12" draw:text-style-name="P5" draw:layer="layout" svg:width="0.8cm" svg:height="1.7cm" svg:x="2.9cm" svg:y="3.117cm">
          <text:p text:style-name="P2"><text:span text:style-name="T3">4 bit</text:span></text:p>
          <text:p text:style-name="P2"><text:span text:style-name="T3">port</text:span></text:p>
          <draw:enhanced-geometry svg:viewBox="0 0 21600 21600" draw:type="rectangle" draw:enhanced-path="M 0 0 L 21600 0 21600 21600 0 21600 0 0 Z N"/>
        </draw:custom-shape>
        <draw:frame draw:style-name="gr13" draw:text-style-name="P4" draw:layer="layout" svg:width="0.853cm" svg:height="0.717cm" svg:x="3.747cm" svg:y="3.6cm">
          <draw:text-box>
            <text:p><text:span text:style-name="T2">or</text:span></text:p>
          </draw:text-box>
        </draw:frame>
        <draw:line draw:style-name="gr3" draw:text-style-name="P3" draw:layer="layout" svg:x1="4.6cm" svg:y1="3.517cm" svg:x2="3.7cm" svg:y2="3.517cm">
          <text:p/>
        </draw:line>
        <draw:line draw:style-name="gr3" draw:text-style-name="P3" draw:layer="layout" svg:x1="4.6cm" svg:y1="4.417cm" svg:x2="3.7cm" svg:y2="4.417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w Cen MT" svg:font-family="'Tw Cen MT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.24cm" fo:page-height="6.0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03-07T17:29:39.211000000</dc:date>
    <meta:generator>LibreOffice/7.3.1.3$Windows_X86_64 LibreOffice_project/a69ca51ded25f3eefd52d7bf9a5fad8c90b87951</meta:generator>
    <meta:editing-duration>PT26M55S</meta:editing-duration>
    <meta:editing-cycles>9</meta:editing-cycles>
    <meta:document-statistic meta:object-count="30"/>
  </office:meta>
</office:document-meta>
</file>